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d9e43" officeooo:paragraph-rsid="001d9e4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d9e43" officeooo:paragraph-rsid="001d9e4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d9e43" officeooo:paragraph-rsid="001d9e43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f540f" officeooo:paragraph-rsid="001f540f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f540f" officeooo:paragraph-rsid="001f540f" style:font-size-asian="14pt" style:font-weight-asian="normal" style:font-size-complex="14pt" style:font-weight-complex="normal"/>
    </style:style>
    <style:style style:name="T1" style:family="text">
      <style:text-properties officeooo:rsid="001f540f"/>
    </style:style>
    <style:style style:name="T2" style:family="text">
      <style:text-properties officeooo:rsid="002134d0"/>
    </style:style>
    <style:style style:name="T3" style:family="text">
      <style:text-properties officeooo:rsid="00231ea6"/>
    </style:style>
    <style:style style:name="T4" style:family="text">
      <style:text-properties officeooo:rsid="0024d82e"/>
    </style:style>
    <style:style style:name="T5" style:family="text">
      <style:text-properties officeooo:rsid="0025d60b"/>
    </style:style>
    <style:style style:name="T6" style:family="text">
      <style:text-properties officeooo:rsid="0027b11b"/>
    </style:style>
    <style:style style:name="T7" style:family="text">
      <style:text-properties officeooo:rsid="00293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ING LANGUAGES USED TO CREATE AN APP</text:p>
      <text:p text:style-name="P1"/>
      <text:p text:style-name="P3">1.PYTHON-<text:span text:style-name="T1">Is an interpreted,object oriented high level programming language with dynamic semantics.</text:span></text:p>
      <text:p text:style-name="P4">2.SWIFT-<text:span text:style-name="T2">programming language which is powerful and intuitive</text:span></text:p>
      <text:p text:style-name="P4">3.JAVASCRIPT-<text:span text:style-name="T3">is used to program the behavior of web pages. it <text:s/>can change HTML contents </text:span></text:p>
      <text:p text:style-name="P4">4.RUST-<text:span text:style-name="T3">its a programming language which helps you write faster,more reliable software</text:span></text:p>
      <text:p text:style-name="P4">5.SCALA-<text:span text:style-name="T3">it combines object oriented and functional programming in one concise , high level language. Scala’</text:span><text:span text:style-name="T4">s static types helps avoid bugs in complex applications</text:span></text:p>
      <text:p text:style-name="P4">6.RUBY-<text:span text:style-name="T4">is a dynamic ,open source programming language with a focus on simplicity and productivity. It has elegant syntax that is natural to read <text:s/>and <text:s/>easy to write </text:span></text:p>
      <text:p text:style-name="P4">7.GOLANG/GO-<text:span text:style-name="T5">is a language that makes it easy to build simple,reliable and efficient software.</text:span></text:p>
      <text:p text:style-name="P4">8.JAVA-<text:span text:style-name="T6">is a class based object -oriented programming language that is designed to have as few implementation dependencies as possible. java was inspired by c and c++ </text:span></text:p>
      <text:p text:style-name="P4">9.R-<text:span text:style-name="T7">is a language for environment for statistical computing and graphics </text:span></text:p>
      <text:p text:style-name="P4">10.C++-<text:span text:style-name="T7">general purpose programming language which can be used to develop operating systems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07:57:50.784645226</meta:creation-date>
    <dc:date>2021-02-16T09:24:43.213721955</dc:date>
    <meta:editing-duration>PT15M3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161" meta:character-count="1124" meta:non-whitespace-character-count="967"/>
  </office:meta>
</office:document-meta>
</file>